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TypeReferenceTests.li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ReferenceTests.reflectiveTypeReferenceWithSpecific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TypeReferenceTests.list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TypeReferenceTests.reflectiveTypeReferenceWithGenericDecla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TypeReferenceTests.map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edTypeReferenceTests.string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TypeReferenceTests.ma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